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8e1" officeooo:paragraph-rsid="000d5513"/>
    </style:style>
    <style:style style:name="P2" style:family="paragraph" style:parent-style-name="Standard">
      <style:text-properties fo:font-style="italic" fo:font-weight="bold" officeooo:rsid="000f17b8" officeooo:paragraph-rsid="000d5513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0d960c" officeooo:paragraph-rsid="000d5513"/>
    </style:style>
    <style:style style:name="P4" style:family="paragraph" style:parent-style-name="Standard">
      <style:text-properties fo:font-style="normal" fo:font-weight="bold" officeooo:rsid="000d960c" officeooo:paragraph-rsid="000d5513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0f17b8" officeooo:paragraph-rsid="000d5513"/>
    </style:style>
    <style:style style:name="P6" style:family="paragraph" style:parent-style-name="Standard">
      <style:text-properties officeooo:rsid="0013cb06" officeooo:paragraph-rsid="000d5513"/>
    </style:style>
    <style:style style:name="P7" style:family="paragraph" style:parent-style-name="Standard">
      <style:text-properties officeooo:rsid="00154352" officeooo:paragraph-rsid="000d5513"/>
    </style:style>
    <style:style style:name="P8" style:family="paragraph" style:parent-style-name="Standard">
      <style:text-properties officeooo:rsid="000bce8d" officeooo:paragraph-rsid="000d5513"/>
    </style:style>
    <style:style style:name="P9" style:family="paragraph" style:parent-style-name="Standard">
      <style:text-properties officeooo:rsid="000f35cb" officeooo:paragraph-rsid="000d5513"/>
    </style:style>
    <style:style style:name="T1" style:family="text">
      <style:text-properties officeooo:rsid="000f1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First go to POSTGRES:-</text:p>
      <text:p text:style-name="P3">sudo su – postgres</text:p>
      <text:p text:style-name="P3"><text:s/>psql</text:p>
      <text:p text:style-name="P4"><text:span text:style-name="T1">2. </text:span>Process to <text:span text:style-name="T1">create DATABASE</text:span>:-</text:p>
      <text:p text:style-name="P3">create database "date_info";(database name)</text:p>
      <text:p text:style-name="P5">\l</text:p>
      <text:p text:style-name="P5">\q</text:p>
      <text:p text:style-name="P2">3. Process to GO IN <text:s/>database :-</text:p>
      <text:p text:style-name="P5">psql date_info</text:p>
      <text:p text:style-name="P5"/>
      <text:p text:style-name="P2">4. Process to <text:s/>create a TABLE:-</text:p>
      <text:p text:style-name="P5">CREATE TABLE weather_new (city varchar(80), temp_lo int, temp_hi int, date date);</text:p>
      <text:p text:style-name="P2">5. another TABLE</text:p>
      <text:p text:style-name="P5">CREATE TABLE new_event (noida varchar(80), temp_lo int, temp_hi int, date date);</text:p>
      <text:p text:style-name="P2">6. another TABLE</text:p>
      <text:p text:style-name="P5">CREATE TABLE trafic_police (city varchar(80), temp_lo int, temp_hi int, date date);</text:p>
      <text:p text:style-name="P5"/>
      <text:p text:style-name="P5"/>
      <text:p text:style-name="P6">SELECT * FROM emp_addres;</text:p>
      <text:p text:style-name="P6">UPDATE emp_details SET id = DEFAULT;</text:p>
      <text:p text:style-name="P6">ALTER TABLE emp_details ADD COLUMN pi_id SERIAL;</text:p>
      <text:p text:style-name="P7">ALTER TABLE emp_details ADD PRIMARY KEY (pi_id);</text:p>
      <text:p text:style-name="P8"/>
      <text:p text:style-name="P8"/>
      <text:p text:style-name="P8"/>
      <text:p text:style-name="P8"/>
      <text:p text:style-name="P5">\d</text:p>
      <text:p text:style-name="P5">\l</text:p>
      <text:p text:style-name="P8"/>
      <text:p text:style-name="P8"/>
      <text:p text:style-name="P8"/>
      <text:p text:style-name="P9">DROP TABLE emp_details ;</text:p>
      <text:p text:style-name="P1">CREATE TABLE emp_details ( id int, name_emp varchar(255), age_emp varchar(255), contact_no int, addres_emp varchar(255));</text:p>
      <text:p text:style-name="P1">narvar_emp-# INSERT INTO emp_details ( id, name_emp, age_emp, contact_no, addres_emp) VALUES ( '10','Sarvesh many','33','1023456789','neti khand3rd indrapuram gaziabad');</text:p>
      <text:p text:style-name="P1">narvar_emp=# INSERT INTO emp_details ( id, name_emp, age_emp, contact_no, addres_emp) VALUES ( '11','Raja sir','33','1123456789','gaziabad');</text:p>
      <text:p text:style-name="P1"/>
      <text:p text:style-name="P1">\d emp_details</text:p>
      <text:p text:style-name="P1">\d emp_addres</text:p>
      <text:p text:style-name="P1">TABLE emp_detail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55:38.692196482</meta:creation-date>
    <dc:date>2015-07-21T15:56:27.538347772</dc:date>
    <meta:editing-duration>P0D</meta:editing-duration>
    <meta:editing-cycles>1</meta:editing-cycles>
    <meta:document-statistic meta:table-count="0" meta:image-count="0" meta:object-count="0" meta:page-count="1" meta:paragraph-count="28" meta:word-count="155" meta:character-count="1141" meta:non-whitespace-character-count="1010"/>
    <meta:generator>LibreOffice/4.2.8.2$Linux_X86_64 LibreOffice_project/420m0$Build-2</meta:generator>
  </office:meta>
</office:document-meta>
</file>